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8.599cm"/>
        </style:tab-stops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150%">
        <style:tab-stops>
          <style:tab-stop style:position="6.902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language="id" fo:country="ID" style:font-size-asian="12pt" style:font-size-complex="12pt"/>
    </style:style>
    <style:style style:name="P6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7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3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9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71033" style:font-size-asian="12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9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71033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13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3a0ec" style:font-size-asian="12pt" style:font-size-complex="12pt"/>
    </style:style>
    <style:style style:name="P14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54e3c" style:font-size-asian="12pt" style:font-size-complex="12pt"/>
    </style:style>
    <style:style style:name="P15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67f55" style:font-size-asian="12pt" style:font-size-complex="12pt"/>
    </style:style>
    <style:style style:name="P16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67f55" style:font-size-asian="12pt" style:font-size-complex="12pt"/>
    </style:style>
    <style:style style:name="P17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67f55" style:font-size-asian="12pt" style:font-size-complex="12pt"/>
    </style:style>
    <style:style style:name="P18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67f55" style:font-size-asian="12pt" style:font-size-complex="12pt"/>
    </style:style>
    <style:style style:name="P19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style:font-size-asian="12pt" style:font-size-complex="12pt"/>
    </style:style>
    <style:style style:name="P21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03a0ec" style:font-size-asian="12pt" style:font-size-complex="12pt"/>
    </style:style>
    <style:style style:name="P22" style:family="paragraph" style:parent-style-name="Standard" style:list-style-name="WWNum1" style:master-page-name="">
      <loext:graphic-properties draw:fill="none"/>
      <style:paragraph-properties fo:margin-left="1.7cm" fo:margin-right="0cm" fo:margin-top="0cm" fo:margin-bottom="0cm" loext:contextual-spacing="fals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officeooo:paragraph-rsid="0015ce9a" style:font-size-asian="12pt" style:font-size-complex="12pt"/>
    </style:style>
    <style:style style:name="P23" style:family="paragraph" style:parent-style-name="List_20_Paragraph" style:list-style-name="WWNum1" style:master-page-name="">
      <loext:graphic-properties draw:fill="none"/>
      <style:paragraph-properties fo:margin-left="1.7cm" fo:margin-right="0cm" fo:margin-top="0cm" fo:margin-bottom="0cm" loext:contextual-spacing="true" fo:line-height="150%" fo:text-align="justify" style:justify-single-word="false" fo:orphans="2" fo:widows="2" fo:text-indent="-0.7cm" style:auto-text-indent="false" style:page-number="auto" fo:background-color="transparent" style:writing-mode="lr-tb">
        <style:tab-stops/>
      </style:paragraph-properties>
      <style:text-properties style:font-name="Times New Roman" fo:font-size="12pt" fo:language="sv" fo:country="SE" officeooo:rsid="0003a0ec" officeooo:paragraph-rsid="0003a0ec" style:font-size-asian="12pt" style:font-size-complex="12pt"/>
    </style:style>
    <style:style style:name="P2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  <style:text-properties style:font-name="Times New Roman" fo:font-size="12pt" officeooo:paragraph-rsid="000b4e19" style:font-size-asian="12pt" style:font-size-complex="12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 officeooo:rsid="0015ce9a"/>
    </style:style>
    <style:style style:name="T3" style:family="text">
      <style:text-properties fo:language="id" fo:country="ID" officeooo:rsid="0003a0ec"/>
    </style:style>
    <style:style style:name="T4" style:family="text">
      <style:text-properties fo:language="id" fo:country="ID" officeooo:rsid="00067f55"/>
    </style:style>
    <style:style style:name="T5" style:family="text">
      <style:text-properties fo:language="id" fo:country="ID" officeooo:rsid="0015ce9a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officeooo:rsid="0003a0ec"/>
    </style:style>
    <style:style style:name="T9" style:family="text">
      <style:text-properties fo:language="sv" fo:country="SE" fo:background-color="transparent" loext:char-shading-value="0"/>
    </style:style>
    <style:style style:name="T10" style:family="text">
      <style:text-properties fo:language="sv" fo:country="SE" officeooo:rsid="00054e3c" fo:background-color="transparent" loext:char-shading-value="0"/>
    </style:style>
    <style:style style:name="T11" style:family="text">
      <style:text-properties fo:language="sv" fo:country="SE" officeooo:rsid="00067f55" fo:background-color="transparent" loext:char-shading-value="0"/>
    </style:style>
    <style:style style:name="T12" style:family="text">
      <style:text-properties fo:language="sv" fo:country="SE" officeooo:rsid="0015ce9a" fo:background-color="transparent" loext:char-shading-value="0"/>
    </style:style>
    <style:style style:name="T13" style:family="text">
      <style:text-properties fo:language="sv" fo:country="SE" officeooo:rsid="0015ce9a"/>
    </style:style>
    <style:style style:name="T14" style:family="text">
      <style:text-properties officeooo:rsid="0003a0ec"/>
    </style:style>
    <style:style style:name="T15" style:family="text">
      <style:text-properties fo:color="#00000a" fo:language="id" fo:country="ID" fo:font-weight="normal" officeooo:rsid="0015ce9a" style:font-name-asian="Times New Roman1" style:font-weight-asian="normal" style:font-name-complex="Times New Roman1" style:font-weight-complex="normal"/>
    </style:style>
    <style:style style:name="T16" style:family="text">
      <style:text-properties officeooo:rsid="0015ce9a"/>
    </style:style>
    <style:style style:name="T17" style:family="text">
      <style:text-properties officeooo:rsid="001710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ATA PENGANTAR</text:p>
      <text:p text:style-name="P7"/>
      <text:p text:style-name="P9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. <text:s text:c="9"/></text:p>
      <text:p text:style-name="P11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911523867" text:style-name="WWNum1">
        <text:list-item>
          <text:p text:style-name="P13">Kedua orang tua yang telah tidak pernah lelah untuk mendoakan agar diberikan kelancaran dalam skripsi.</text:p>
        </text:list-item>
        <text:list-item>
          <text:p text:style-name="P14"><text:span text:style-name="T7">Rektor Universitas Banten Jaya Bapak </text:span><text:span text:style-name="T10">D</text:span><text:span text:style-name="T12">r</text:span><text:span text:style-name="T10">. Sudaryono Sp S.pd M.pd</text:span></text:p>
        </text:list-item>
        <text:list-item>
          <text:p text:style-name="P15"><text:span text:style-name="T7">Dekan Fakultas Ilmu Komputer</text:span><text:span text:style-name="T1"> <text:s/></text:span><text:span text:style-name="T5">Edy Rakhmat</text:span><text:span text:style-name="T4">, S.Kom, M.</text:span><text:span text:style-name="T5">Kom</text:span></text:p>
        </text:list-item>
        <text:list-item>
          <text:p text:style-name="P15"><text:span text:style-name="T7">Kaprodi Teknik Informatika</text:span><text:span text:style-name="T9"> </text:span><text:span text:style-name="T12">Rizki Fatullah</text:span><text:span text:style-name="T11">, S.Kom, M.TI</text:span></text:p>
        </text:list-item>
        <text:list-item>
          <text:p text:style-name="P17">Dosen Pembimbing 1, <text:span text:style-name="T16">Sutanto, S.Kom, M.Kom</text:span></text:p>
        </text:list-item>
        <text:list-item>
          <text:p text:style-name="P17">Dosen Pembimbing 2, <text:span text:style-name="T16">Widyawati, ST, M.Kom</text:span></text:p>
        </text:list-item>
        <text:list-item>
          <text:p text:style-name="P19"><text:span text:style-name="T7">Bapak dan Ibu Dosen Universitas Banten Jaya yang telah memberikan ilmu pengetahuan yang dapat membantu penulis dalam menyelesaikan <text:s/></text:span><text:span text:style-name="T8">Skripsi</text:span><text:span text:style-name="T7"> ini. <text:s/></text:span></text:p>
        </text:list-item>
        <text:list-item>
          <text:p text:style-name="P19">Seluruh Staff Universitas Banten Jaya yang telah membantu dan memberikan pelayanan yang baik serta semangat hingga <text:span text:style-name="T14">Skripsi</text:span><text:span text:style-name="T1"> </text:span>ini selesai.</text:p>
        </text:list-item>
        <text:list-item>
          <text:p text:style-name="P23">Seluruh rekan kuliah Universitas Banten Jaya yang tidak bisa saya sebut-satu persatu.</text:p>
        </text:list-item>
        <text:list-item>
          <text:p text:style-name="P21"><text:soft-page-break/><text:span text:style-name="T8">Rekan–rekan</text:span><text:span text:style-name="T3"> Computer Community </text:span><text:span text:style-name="T8">mahasiswa</text:span><text:span text:style-name="T3"> </text:span><text:span text:style-name="T8">yang telah membantu dan</text:span><text:span text:style-name="T3"> </text:span><text:bookmark text:name="_GoBack1"/><text:span text:style-name="T8">membagi pengetahuannya dalam proses menyusun skripsi ini.</text:span></text:p>
        </text:list-item>
        <text:list-item>
          <text:p text:style-name="P22"><text:span text:style-name="T8">K</text:span><text:span text:style-name="T13">ang Kuriyanto, Kang Diki, Kang Sopian dan semua alumni Computer Community yang selalu memberikan saya masukkan dalam mengerjakan skripsi dan pembelajaran.</text:span></text:p>
        </text:list-item>
      </text:list>
      <text:p text:style-name="P12">Akhir kata penulis mengharapkan <text:span text:style-name="T14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5"/>
      <text:p text:style-name="P5"/>
      <text:p text:style-name="P5"/>
      <text:p text:style-name="P2"><text:span text:style-name="T1"><text:s text:c="66"/></text:span><text:span text:style-name="T7">Serang,</text:span><text:span text:style-name="T1"> <text:s text:c="3"/></text:span><text:span text:style-name="T5">Agustus</text:span><text:span text:style-name="T1"> </text:span><text:span text:style-name="T7">201</text:span><text:span text:style-name="T5">9</text:span></text:p>
      <text:p text:style-name="P3"><text:span text:style-name="T7"><text:s text:c="89"/></text:span><text:span text:style-name="T1"><text:s text:c="2"/></text:span><text:span text:style-name="T7">Penulis</text:span></text:p>
      <text:p text:style-name="P6"/>
      <text:p text:style-name="P6"><text:s text:c="33"/></text:p>
      <text:p text:style-name="P6"/>
      <text:p text:style-name="P4"><text:span text:style-name="T1"><text:s text:c="62"/></text:span><text:span text:style-name="T2">FIRHAN ADNAN SOFYAN DENOOR</text:span></text:p>
      <text:p text:style-name="P24"><text:span text:style-name="T1"><text:s text:c="60"/>NPM : </text:span><text:span text:style-name="T15">11011513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499cm" style:auto-text-indent="fals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shadow="none" fo:background-color="transparent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iv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9-08T00:11:27.799758474</meta:print-date>
    <dc:date>2019-08-13T23:39:28.217000000</dc:date>
    <meta:editing-cycles>13</meta:editing-cycles>
    <meta:editing-duration>PT2H6M10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22" meta:word-count="285" meta:character-count="2339" meta:non-whitespace-character-count="17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